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5"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style:style style:name="T12" style:family="text">
      <style:text-properties officeooo:rsid="00391a4a"/>
    </style:style>
    <style:style style:name="T13" style:family="text">
      <style:text-properties officeooo:rsid="003ab07c"/>
    </style:style>
    <style:style style:name="T14" style:family="text">
      <style:text-properties officeooo:rsid="003b4856"/>
    </style:style>
    <style:style style:name="T15" style:family="text">
      <style:text-properties officeooo:rsid="003ba39c"/>
    </style:style>
    <style:style style:name="T16" style:family="text">
      <style:text-properties officeooo:rsid="003d47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4"><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4"><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4"><text:s text:c="5"/><text:span text:style-name="T10">It was okay, you muttered to yourself, no harm no foul. You just had to figure out something else to do with your life.</text:span></text:p>
      <text:p text:style-name="P4"><text:s text:c="5"/><text:span text:style-name="T10">There was an amount of danger to flying jets. You didn’t want to always be in that realm of danger anyways.</text:span></text:p>
      <text:p text:style-name="P4"/>
      <text:p text:style-name="P3">Skype</text:p>
      <text:p text:style-name="P5"><text:s text:c="5"/>Sitting on your couch, you reach for your tablet. <text:span text:style-name="T11">Opening Skype you decide to catch up with some old friends.</text:span></text:p>
      <text:p text:style-name="P5"><text:s text:c="5"/><text:span text:style-name="T11">Well they aren’t old, you just haven’t talked with them in a bit.</text:span></text:p>
      <text:p text:style-name="P5"><text:s text:c="5"/><text:span text:style-name="T12">Sarah is the first one you call. She picks up and smiles at you. You talk about the past, the present what’s going on in your lives. It’s a good conversation. At the end of it, she flashes you while sucking on a Popsicle. She always had a devious charm about her.</text:span></text:p>
      <text:p text:style-name="P5"><text:s text:c="5"/><text:span text:style-name="T13">Next up is Mike, you haven’t talked to Mike in years. You don’t even know if he’ll pick up. Not many people use Skype anymore.</text:span></text:p>
      <text:p text:style-name="P5"><text:s text:c="5"/><text:span text:style-name="T14">After a few minutes of waiting you give up on Mike, he doesn’t pick up. A shame really you had some things to discuss.</text:span></text:p>
      <text:p text:style-name="P5"><text:s text:c="5"/><text:span text:style-name="T15">You talk to a handful of other people, checking in on them and see how their day was. All in all it’s a good evening of catching up with people.</text:span></text:p>
      <text:p text:style-name="P5"><text:s text:c="5"/><text:span text:style-name="T16">As you head for bed, you wonder what Amy is up to. You should give her a call in the morning. It’s la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3:49:40.666000000</dc:date>
    <meta:editing-cycles>53</meta:editing-cycles>
    <meta:editing-duration>PT1H40M7S</meta:editing-duration>
    <meta:generator>LibreOffice/7.4.0.3$Windows_X86_64 LibreOffice_project/f85e47c08ddd19c015c0114a68350214f7066f5a</meta:generator>
    <meta:document-statistic meta:table-count="0" meta:image-count="0" meta:object-count="0" meta:page-count="2" meta:paragraph-count="21" meta:word-count="536" meta:character-count="2835" meta:non-whitespace-character-count="2230"/>
    <meta:template xlink:type="simple" xlink:actuate="onRequest" xlink:title="Normal.dotm" xlink:href=""/>
  </office:meta>
</office:document-meta>
</file>